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b04" officeooo:paragraph-rsid="001bbb0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bbb04" officeooo:paragraph-rsid="001bbb04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c4c24" officeooo:paragraph-rsid="001c4c24"/>
    </style:style>
    <style:style style:name="P4" style:family="paragraph" style:parent-style-name="Standard">
      <style:text-properties officeooo:rsid="001e5c3f" officeooo:paragraph-rsid="001e5c3f"/>
    </style:style>
    <style:style style:name="P5" style:family="paragraph" style:parent-style-name="Standard">
      <style:text-properties fo:font-variant="normal" fo:text-transform="none" fo:color="#3c4043" style:font-name="Roboto" fo:font-size="12pt" fo:letter-spacing="normal" fo:font-style="normal" fo:font-weight="bold" officeooo:rsid="001bbb04" officeooo:paragraph-rsid="001bbb04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3c4043" fo:font-size="12pt" fo:letter-spacing="normal" fo:font-weight="bold" officeooo:rsid="001bbb04" officeooo:paragraph-rsid="001bbb04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bbb04" officeooo:paragraph-rsid="001bbb04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officeooo:rsid="001e5c3f" officeooo:paragraph-rsid="001e5c3f" style:font-size-asian="12pt" style:font-size-complex="12pt"/>
    </style:style>
    <style:style style:name="T1" style:family="text">
      <style:text-properties officeooo:rsid="001e5c3f"/>
    </style:style>
    <style:style style:name="T2" style:family="text">
      <style:text-properties style:font-name="Roboto" fo:font-size="10.5pt" fo:font-style="normal"/>
    </style:style>
    <style:style style:name="T3" style:family="text">
      <style:text-properties style:font-name="Roboto" fo:font-size="10.5pt" fo:font-style="normal" fo:font-weight="normal"/>
    </style:style>
    <style:style style:name="T4" style:family="text">
      <style:text-properties style:font-name="Roboto" fo:font-style="normal"/>
    </style:style>
    <style:style style:name="T5" style:family="text">
      <style:text-properties fo:font-variant="normal" fo:text-transform="none" fo:color="#3c4043" style:font-name="Roboto" fo:font-size="10.5pt" fo:letter-spacing="normal" fo:font-style="normal"/>
    </style:style>
    <style:style style:name="T6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7" style:family="text">
      <style:text-properties fo:font-variant="normal" fo:text-transform="none" fo:color="#3c4043" style:font-name="Roboto" fo:font-size="10.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c4043" style:font-name="Roboto" fo:letter-spacing="normal" fo:font-style="normal"/>
    </style:style>
    <style:style style:name="T9" style:family="text">
      <style:text-properties fo:font-variant="normal" fo:text-transform="none" fo:color="#3c4043" style:font-name="Roboto" fo:letter-spacing="normal" fo:font-style="normal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SQL QUERY ASSIGNMENT_1 SOLUTION</text:p>
      <text:p text:style-name="P1"/>
      <text:p text:style-name="P5">1. Find out the PG-13 rated comedy movies. DO NOT use the film_list table.</text:p>
      <text:p text:style-name="P1">Ans 1-</text:p>
      <text:p text:style-name="P1">SELECT title</text:p>
      <text:p text:style-name="P1">FROM sakila.film,sakila.film_category, sakila.category</text:p>
      <text:p text:style-name="P1">WHERE film.film_id=film_category.film_id AND film_category.category_id=category.category_id AND rating='PG-13';</text:p>
      <text:p text:style-name="P1"/>
      <text:p text:style-name="P5">2. Find out the top 3 rented horror movies.</text:p>
      <text:p text:style-name="P1">Ans 2-</text:p>
      <text:p text:style-name="P1">SELECT film.title, SUM(payment.amount) AS Total_COST</text:p>
      <text:p text:style-name="P1">FROM sakila.film,sakila.payment ,sakila.rental ,sakila.inventory ,sakila.film_category ,sakila.category </text:p>
      <text:p text:style-name="P1">WHERE payment.rental_id = rental.rental_id</text:p>
      <text:p text:style-name="P1">AND film_category.category_id = category.category_id AND film_category.film_id = film.film_id </text:p>
      <text:p text:style-name="P1">AND rental.inventory_id = inventory.inventory_id</text:p>
      <text:p text:style-name="P1">AND inventory.film_id = film_category.film_id</text:p>
      <text:p text:style-name="P1">AND category.name = "Horror"</text:p>
      <text:p text:style-name="P1">GROUP BY film.title</text:p>
      <text:p text:style-name="P1">ORDER BY SUM(payment.amount) DESC LIMIT 3;</text:p>
      <text:p text:style-name="P1"/>
      <text:p text:style-name="P6"><text:span text:style-name="T1">3- </text:span><text:span text:style-name="T4">Find out the list of customers from India who have rented sports movies.</text:span></text:p>
      <text:p text:style-name="P4">Ans 3-</text:p>
      <text:p text:style-name="P4">SELECT <text:s/>customer_list.ID,customer_list.name</text:p>
      <text:p text:style-name="P4">FROM customer_list ,rental,film_list ,inventory </text:p>
      <text:p text:style-name="P4">WHERE customer_list.ID = rental.customer_id</text:p>
      <text:p text:style-name="P4">AND inventory.inventory_id = rental.inventory_id</text:p>
      <text:p text:style-name="P4">AND inventory.film_id = film_list.FID</text:p>
      <text:p text:style-name="P4">AND customer_list.country = "India"</text:p>
      <text:p text:style-name="P4">AND film_list.category = "Sports";</text:p>
      <text:p text:style-name="P4"/>
      <text:p text:style-name="P8"><text:span text:style-name="T9">4. Find out the list of customers from Canada who have rented “NICK WAHLBERG” movies.</text:span></text:p>
      <text:p text:style-name="P4">Ans 4-</text:p>
      <text:p text:style-name="P4">SELECT customer_list.ID as ID,name</text:p>
      <text:p text:style-name="P4">FROM customer_list,rental,inventory,film_list,film_actor,actor</text:p>
      <text:p text:style-name="P4">WHERE rental.inventory_id=inventory.inventory_id</text:p>
      <text:p text:style-name="P4">AND inventory.film_id=film_list.FID</text:p>
      <text:p text:style-name="P4">AND film_list.FID=film_actor.film_id</text:p>
      <text:p text:style-name="P4">AND film_actor.actor_id=actor.actor_id</text:p>
      <text:p text:style-name="P4">AND actor.first_name='NICK'</text:p>
      <text:p text:style-name="P4">AND actor.last_name='WAHLBERG'</text:p>
      <text:p text:style-name="P4">AND <text:s/>customer_list.country='Canada'</text:p>
      <text:p text:style-name="P4">GROUP BY ID;</text:p>
      <text:p text:style-name="P4"/>
      <text:p text:style-name="P4"/>
      <text:p text:style-name="P4"/>
      <text:p text:style-name="P4"/>
      <text:p text:style-name="P1"><text:soft-page-break/></text:p>
      <text:p text:style-name="P7"><text:span text:style-name="T8"/></text:p>
      <text:p text:style-name="P7"><text:span text:style-name="T8">5. Find out the number of movies in which “SEAN WILLIAMS” acted.</text:span></text:p>
      <text:p text:style-name="P3">Ans <text:span text:style-name="T1">5</text:span>- </text:p>
      <text:p text:style-name="P3">SELECT COUNT(film.film_id) AS MOVIESACTED</text:p>
      <text:p text:style-name="P3">FROM sakila.actor,sakila.film_actor,sakila.film</text:p>
      <text:p text:style-name="P3">WHERE actor.actor_id = film_actor.actor_id</text:p>
      <text:p text:style-name="P3">AND film_actor.film_id = film.film_id</text:p>
      <text:p text:style-name="P3">AND actor.first_name="SEAN"</text:p>
      <text:p text:style-name="P3">AND actor.last_name="WILLIAMS"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2:38:45.642597301</meta:creation-date>
    <dc:date>2022-05-31T16:12:56.420737456</dc:date>
    <meta:editing-duration>PT2M38S</meta:editing-duration>
    <meta:editing-cycles>1</meta:editing-cycles>
    <meta:document-statistic meta:table-count="0" meta:image-count="0" meta:object-count="0" meta:page-count="2" meta:paragraph-count="46" meta:word-count="200" meta:character-count="1924" meta:non-whitespace-character-count="1764"/>
    <meta:generator>LibreOffice/6.4.7.2$Linux_X86_64 LibreOffice_project/40$Build-2</meta:generator>
  </office:meta>
</office:document-meta>
</file>